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5.3549in" style:rel-column-width="7711*"/>
    </style:style>
    <style:style style:name="Table1.B" style:family="table-column">
      <style:table-column-properties style:column-width="1.5722in" style:rel-column-width="2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am B Checklist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ask</text:p>
          </table:table-cell>
          <table:table-cell table:style-name="Table1.B1" office:value-type="string">
            <text:p text:style-name="Table_20_Contents">Done?</text:p>
          </table:table-cell>
        </table:table-row>
        <table:table-row>
          <table:table-cell table:style-name="Table1.A2" office:value-type="string">
            <text:p text:style-name="Table_20_Contents">Check light sensor and make it works (run through start up routine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heck on IR sensor mounting Uglu, close to the ground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ibrate IR sensor make sure tape by lower storage area doesn't not trip. And check on value over the lower storage area. Use program TestIRSensor on KIP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heck right angle clicks forward and backward (we are using MRP right angles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ush in lego pieces and attachment to the servo for the claw, make sure it covers the metal pieces so Poms don't esca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ibrate CLAW_DOWN value to make sure poms can't escape and it is not dragging too much on game surfa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heck the wheels and make sure they are pushed in and they are not loose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ve Devos</meta:initial-creator>
    <meta:creation-date>2014-03-21T06:53:47</meta:creation-date>
    <meta:printed-by>Herve Devos</meta:printed-by>
    <meta:print-date>2014-03-21T07:00:29</meta:print-date>
    <meta:document-statistic meta:table-count="1" meta:image-count="0" meta:object-count="0" meta:page-count="1" meta:paragraph-count="10" meta:word-count="124" meta:character-count="674"/>
    <dc:date>2014-03-21T07:01:11</dc:date>
    <dc:creator>Herve Devos</dc:creator>
    <meta:editing-duration>PT7M25S</meta:editing-duration>
    <meta:editing-cycles>1</meta:editing-cycles>
    <meta:generator>OpenOffice/4.0.1$Unix OpenOffice.org_project/401m5$Build-9714</meta:generator>
  </office:meta>
</office:document-meta>
</file>